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609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13.46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4.83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12.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18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2.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46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2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P6" style:family="paragraph">
      <style:paragraph-properties fo:text-align="center"/>
      <style:text-properties fo:font-size="10pt" style:font-size-asian="13pt" style:font-size-complex="13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4.859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5.164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3.716cm" svg:x="0.305cm" svg:y="1.448cm">
          <draw:text-box>
            <text:p>Pilih Soal</text:p>
            <text:p/>
            <text:p/>
            <text:p>Info Ujian</text:p>
            <text:p><text:span text:style-name="T1">Nama</text:span></text:p>
            <text:p><text:span text:style-name="T1">Ujian</text:span></text:p>
            <text:p><text:span text:style-name="T1">Hari</text:span></text:p>
            <text:p><text:span text:style-name="T1">Waktu</text:span></text:p>
          </draw:text-box>
        </draw:frame>
        <draw:custom-shape draw:style-name="gr5" draw:text-style-name="P5" draw:layer="layout" svg:width="5.334cm" svg:height="0.635cm" svg:x="5.639cm" svg:y="10.084cm">
          <text:p text:style-name="P2"><text:span text:style-name="T2">&lt;---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0.635cm" svg:x="13.005cm" svg:y="10.084cm">
          <text:p text:style-name="P2"><text:span text:style-name="T2">---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7cm" svg:height="2.159cm" svg:x="5.639cm" svg:y="6.909cm">
          <text:p text:style-name="P6">Jawaban Peserta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83cm" svg:height="0.635cm" svg:x="0.586cm" svg:y="7.29cm">
          <text:p text:style-name="P2"><text:span text:style-name="T2">Kumpulkan Ujian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604cm" svg:height="1.016cm" svg:x="5.512cm" svg:y="4.877cm">
          <draw:text-box>
            <text:p text:style-name="P7"><text:span text:style-name="T1">1.Isi soal ujian</text:span></text:p>
          </draw:text-box>
        </draw:frame>
        <draw:custom-shape draw:style-name="gr9" draw:text-style-name="P5" draw:layer="layout" svg:width="12.7cm" svg:height="0.635cm" svg:x="5.639cm" svg:y="9.195cm">
          <text:p text:style-name="P2"><text:span text:style-name="T2">Simpan Jawaba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0.559cm" svg:y="2.591cm">
          <text:p text:style-name="P2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62cm" svg:height="0.635cm" svg:x="1.575cm" svg:y="2.59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2.591cm" svg:y="2.59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969cm" svg:height="1.016cm" svg:x="12.37cm" svg:y="2.464cm">
          <text:p text:style-name="P2"><text:span text:style-name="T2">Total Soa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731cm" svg:height="1.016cm" svg:x="5.639cm" svg:y="3.48cm">
          <text:p text:style-name="P2"><text:span text:style-name="T2">Belum Dikerjaka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731cm" svg:height="1.016cm" svg:x="5.639cm" svg:y="2.464cm">
          <text:p text:style-name="P2"><text:span text:style-name="T2">Dikerjaka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969cm" svg:height="1.016cm" svg:x="12.37cm" svg:y="3.48cm">
          <text:p text:style-name="P2"><text:span text:style-name="T2">Sisa Wakt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17:09.801943668</dc:date>
    <meta:editing-duration>PT15M50S</meta:editing-duration>
    <meta:editing-cycles>2</meta:editing-cycles>
    <meta:generator>LibreOffice/5.1.6.2$Linux_x86 LibreOffice_project/10m0$Build-2</meta:generator>
    <meta:document-statistic meta:object-count="18"/>
  </office:meta>
</office:document-meta>
</file>